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403cm" fo:margin-left="0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087cm"/>
    </style:style>
    <style:style style:name="Tableau2.C" style:family="table-column">
      <style:table-column-properties style:column-width="4.325cm"/>
    </style:style>
    <style:style style:name="Tableau2.E" style:family="table-column">
      <style:table-column-properties style:column-width="5.429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7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8" style:family="paragraph" style:parent-style-name="Standard">
      <style:text-properties style:font-name="Arial" fo:font-size="12pt" officeooo:rsid="00912214" officeooo:paragraph-rsid="00bd21ad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bbc330"/>
    </style:style>
    <style:style style:name="T10" style:family="text">
      <style:text-properties officeooo:rsid="00b50454"/>
    </style:style>
    <style:style style:name="T11" style:family="text">
      <style:text-properties officeooo:rsid="00b83a08"/>
    </style:style>
    <style:style style:name="T12" style:family="text">
      <style:text-properties officeooo:rsid="0093ba8c"/>
    </style:style>
    <style:style style:name="T13" style:family="text">
      <style:text-properties officeooo:rsid="00ad4991"/>
    </style:style>
    <style:style style:name="T14" style:family="text">
      <style:text-properties officeooo:rsid="00ae17c8"/>
    </style:style>
    <style:style style:name="T15" style:family="text">
      <style:text-properties officeooo:rsid="00bfa6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12">Société : </text:span>{mycompany_name} – {mycompany_address}</text:p>
      <text:p text:style-name="P15">N° de déclaration : <text:span text:style-name="T13">{declaration_number}</text:span></text:p>
      <text:p text:style-name="P18">Tél : <text:span text:style-name="T13">{mycompany_phone}</text:span></text:p>
      <text:p text:style-name="P18">Siret : <text:span text:style-name="T13">{mycompany_idprof2}</text:span></text:p>
      <text:p text:style-name="P18">Mail : <text:span text:style-name="T13">{mycompany_email}</text:span></text:p>
      <text:p text:style-name="P18">Site internet : <text:span text:style-name="T13">{mycompany_web}</text:span></text:p>
      <text:p text:style-name="P17"/>
      <text:p text:style-name="P8">Convention de formation : {contract_label}</text:p>
      <text:p text:style-name="P8">Formation : {project_ref_label}</text:p>
      <text:p text:style-name="P8">Session : {date_start} à {date_end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>
          <table:table-cell table:style-name="Tableau2.A1" office:value-type="string">
            <text:p text:style-name="P19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A1" office:value-type="string">
            <text:p text:style-name="P13">Présence</text:p>
          </table:table-cell>
          <table:table-cell table:style-name="Tableau2.E1" office:value-type="string">
            <text:p text:style-name="P14">Signature</text:p>
          </table:table-cell>
        </table:table-row>
        <table:table-row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1">{attendant_attendance}</text:p>
          </table:table-cell>
          <table:table-cell table:style-name="Tableau2.E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4">Formateur</text:span> : </text:p>
      <text:p text:style-name="P20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bfa66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/text:p>
        <text:p text:style-name="MP3"><text:file-name text:display="name-and-extension">template_attendancesheetdocument.odt</text:file-name><text:tab/>Page :<text:page-number text:select-page="current">1</text:page-number>/<text:page-count>1</text:page-count></text:p>
        <text:p text:style-name="MP3">Version –<text:span text:style-name="MT5"> 1.</text:span><text:span text:style-name="MT6">4</text:span><text:span text:style-name="MT5">.</text:span><text:span text:style-name="MT7">5</text:span><text:span text:style-name="MT5"> - 202</text:span><text:span text:style-name="MT6">3</text:span><text:span text:style-name="MT5">0</text:span><text:span text:style-name="MT7">626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2H4M57S</meta:editing-duration>
    <meta:editing-cycles>255</meta:editing-cycles>
    <meta:generator>LibreOffice/7.4.0.3$Windows_X86_64 LibreOffice_project/f85e47c08ddd19c015c0114a68350214f7066f5a</meta:generator>
    <dc:date>2023-06-26T17:12:56.59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5" meta:word-count="76" meta:character-count="723" meta:non-whitespace-character-count="669"/>
    <meta:user-defined meta:name="Langue">Francais</meta:user-defined>
    <meta:user-defined meta:name="URL">www.digirisk.com</meta:user-defined>
  </office:meta>
</office:document-meta>
</file>